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P5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format for the Kicad schematic component library part files. <text:s/>This format supersedes the old file format defined in the file “library_file_format_EN.odt. <text:s/>The idea of component library files is no longer valid. <text:s/>Libraries are a collection library part files managed by some type of file structure as simple an file hierarchy on a computer to a sophisticated tool such as a version control system. <text:s/>Only one part can be defined per file.</text:p>
      <text:p text:style-name="Text_20_body">This file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to provide a more robust file lexer, a human readable file format, better file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a strict formatting requirements. <text:s/>Files must be encoded in UTF8 (ASCII)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next version of EESchema and therefore the library parts will be based a coordinate system without units of measure. <text:s/>The advantage of having coordinates without units is any item that has an integer coordinate will be on grid. <text:s/>This guarantees all connectable items (pins, wires, junctions, etc.) will always get connected properly. <text:s/>Only non-connectable objects (arcs, text, etc.) can have non-integer coordinates. <text:s/>The schematic grid size determines the part coordinates in actual physical space. <text:s/>This allows the items to scale appropriately no matter what physical units the user selects and eliminates floating point issues when using metric coordinates in the current design.</text:p>
      <text:h text:style-name="Heading_20_1" text:outline-level="1">An example file showing syntax for all drawable item types.</text:h>
      <text:p text:style-name="comment"># The part element is the root of the S expression used to define a library part.</text:p>
      <text:p text:style-name="comment"># Library parts can be inherited from another part by using the extends keyword.</text:p>
      <text:p text:style-name="comment"># The part name is the file name. <text:s/>The name hint is to be used in a manner yet to</text:p>
      <text:p text:style-name="comment"># be determined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used to override the</text:p>
      <text:p text:style-name="comment"><text:s text:c="4"/># effects of an inherited property, the PROPERTY element must be defined.</text:p>
      <text:p text:style-name="code0"><text:s text:c="4"/>[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el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</text:span><text:span text:style-name="T5">[</text:span>FONT] (<text:span text:style-name="T1">size </text:span>HEIGHT WIDTH) [ITALIC] [BOLD])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oft-page-break/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/text:p>
      <text:p text:style-name="code0"/>
      <text:p text:style-name="code0"><text:s text:c="2"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oft-page-break/><text:s text:c="2"/>)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NAME” 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NUMBER” 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NUMBER defined in the base part. <text:s/>Only valid for extended parts.</text:p>
      <text:p text:style-name="code0"><text:s text:c="2"/>[(<text:span text:style-name="T1">pin_del </text:span>NUMBER)]</text:p>
      <text:p text:style-name="code0"/>
      <text:p text:style-name="comment"><text:s text:c="2"/># Swap pin NUMBER1 and pin NUMBER2 in the base part. <text:s/>Only valid for extended</text:p>
      <text:p text:style-name="comment"><text:s text:c="2"/># parts.</text:p>
      <text:p text:style-name="code0"><text:s text:c="2"/>[(<text:span text:style-name="T1">pin_swap </text:span>NUMBER1 NUMBER2)]</text:p>
      <text:p text:style-name="code0"/>
      <text:p text:style-name="comment"><text:s text:c="2"/># Change the number of pin NUMBER1 to NUMBER2 in the base part. <text:s/>Only valid</text:p>
      <text:p text:style-name="comment"><text:s text:c="2"/># for extended parts.</text:p>
      <text:p text:style-name="code0"><text:s text:c="2"/>[(<text:span text:style-name="T1">pin_renum</text:span> NUMBER1 NUMBER2)]</text:p>
      <text:p text:style-name="code0"/>
      <text:p text:style-name="comment"><text:s text:c="2"/># Change the name of pin NUMBER to NAME in the base part. <text:s/>Only valid for</text:p>
      <text:p text:style-name="comment"><text:s text:c="2"/># extended parts.</text:p>
      <text:p text:style-name="code0"><text:soft-page-break/><text:s text:c="2"/>[(<text:span text:style-name="T1">pin_rename</text:span> NUMBER NAME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oft-page-break/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or more</text:p>
      <text:p text:style-name="comment">#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oft-page-break/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><text:soft-page-break/></text:p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yne Stambaugh</meta:initial-creator>
    <meta:creation-date>2010-04-19T16:17:08.84</meta:creation-date>
    <dc:date>2011-01-02T12:44:20.70</dc:date>
    <meta:editing-duration>P1DT13H58M36S</meta:editing-duration>
    <meta:editing-cycles>427</meta:editing-cycles>
    <meta:generator>LibreOffice/3.3$Win32 LibreOffice_project/330m18$Build-4</meta:generator>
    <dc:creator>Wayne Stambaugh</dc:creator>
    <meta:document-statistic meta:table-count="0" meta:image-count="0" meta:object-count="0" meta:page-count="8" meta:paragraph-count="301" meta:word-count="2359" meta:character-count="14501"/>
  </office:meta>
</office:document-meta>
</file>